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IS MAJOR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WHY CIS IS THE RIGHT MAJOR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OME FEATURE OF CI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Choosing a major, including Computer Information Systems (CIS), is a personal decision that depends on your interests, skills, and career goals. Here are some reasons why CIS might be the right major for you:</text:p>
              </text:list-item>
              <text:list-item>
                <text:p/>
              </text:list-item>
              <text:list-item>
                <text:p><text:s text:c="4"/>Interest in Technology: If you have a genuine interest in technology, computers, and information systems, CIS can be a great fit. This major allows you to explore various aspects of technology, from programming and software development to network administration and database management.</text:p>
              </text:list-item>
              <text:list-item>
                <text:p/>
              </text:list-item>
              <text:list-item>
                <text:p><text:s text:c="4"/>Growing Job Opportunities: The tech industry is continually expanding, and there is a high demand for professionals with CIS-related skills. This major can open up numerous job opportunities in a variety of sectors, including business, healthcare, finance, and mor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13.335cm" svg:x="1.4cm" svg:y="1.27cm" presentation:class="outline" presentation:user-transformed="true">
          <draw:text-box>
            <text:list text:style-name="L3">
              <text:list-item>
                <text:p>Diverse Career Paths: CIS provides a versatile skill set that can lead to various career paths. You can work as a software developer, systems analyst, cybersecurity specialist, IT manager, database administrator, and more. This diversity allows you to adapt your career to your changing interests and goals.</text:p>
              </text:list-item>
              <text:list-item>
                <text:p/>
              </text:list-item>
              <text:list-item>
                <text:p>Problem-Solving Skills: CIS majors often develop strong problem-solving skills. You'll learn how to analyze complex issues, troubleshoot technical problems, and find innovative solutions—a valuable skill set in today's rapidly evolving tech landscape.</text:p>
              </text:list-item>
              <text:list-item>
                <text:p/>
              </text:list-item>
              <text:list-item>
                <text:p>Financial Stability: Many careers in CIS offer competitive salaries and job security. As technology continues to play a crucial role in businesses and organizations, professionals with CIS expertise are in high demand.</text:p>
              </text:list-item>
              <text:list-item>
                <text:p/>
              </text:list-item>
              <text:list-item>
                <text:p>Adaptability: The skills you acquire in CIS are transferable to various industries and roles. This adaptability can be beneficial in a dynamic job market, allowing you to pivot your career if necessary.</text:p>
              </text:list-item>
              <text:list-item>
                <text:p/>
              </text:list-item>
              <text:list-item>
                <text:p>Entrepreneurship Opportunities: If you have an entrepreneurial spirit, CIS can provide you with the skills to create and manage your technology-based startup or venture. Technology startups are thriving, and your knowledge can be a valuable asset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13.97cm" svg:x="1.4cm" svg:y="0.635cm" presentation:class="outline" presentation:user-transformed="true">
          <draw:text-box>
            <text:list text:style-name="L3">
              <text:list-item>
                <text:p>In conclusion, choosing a Computer Information Systems (CIS) major can be a smart and fulfilling decision for several reasons:</text:p>
              </text:list-item>
              <text:list-item>
                <text:p/>
              </text:list-item>
              <text:list-item>
                <text:p><text:s text:c="4"/>Passion for Technology: If you have a genuine interest in technology, CIS provides the opportunity to dive deep into the world of computers and information systems.</text:p>
              </text:list-item>
              <text:list-item>
                <text:p/>
              </text:list-item>
              <text:list-item>
                <text:p><text:s text:c="4"/>Abundant Job Opportunities: The tech industry is booming, and CIS graduates are in high demand across various sectors, ensuring a promising career outlook.</text:p>
              </text:list-item>
              <text:list-item>
                <text:p/>
              </text:list-item>
              <text:list-item>
                <text:p><text:s text:c="4"/>Versatile Skill Set: CIS equips you with a versatile skill set, opening doors to a wide range of career paths, from software development to IT management.</text:p>
              </text:list-item>
              <text:list-item>
                <text:p/>
              </text:list-item>
              <text:list-item>
                <text:p><text:s text:c="4"/>Problem-Solving Prowess: The major fosters strong problem-solving skills, a crucial asset in an ever-evolving tech landscap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964cm" svg:height="14.605cm" svg:x="1.341cm" svg:y="0.635cm" presentation:class="outline" presentation:user-transformed="true">
          <draw:text-box>
            <text:list text:style-name="L3">
              <text:list-item>
                <text:p><text:s text:c="4"/>Financial Stability: Many CIS careers offer competitive salaries and job security, providing financial stability and growth potential.</text:p>
              </text:list-item>
              <text:list-item>
                <text:p/>
              </text:list-item>
              <text:list-item>
                <text:p><text:s text:c="4"/>Adaptability: CIS skills are transferable to different industries, making it possible to pivot your career as needed.</text:p>
              </text:list-item>
              <text:list-item>
                <text:p/>
              </text:list-item>
              <text:list-item>
                <text:p><text:s text:c="4"/>Entrepreneurial Opportunities: If you're entrepreneurial, CIS can empower you to create and manage tech-based startups, tapping into a thriving market.</text:p>
              </text:list-item>
              <text:list-item>
                <text:p/>
              </text:list-item>
              <text:list-item>
                <text:p><text:s text:c="4"/>Teamwork and Collaboration: Working in multidisciplinary teams in CIS fosters interpersonal skills and the ability to collaborate effectively.</text:p>
              </text:list-item>
              <text:list-item>
                <text:p/>
              </text:list-item>
              <text:list-item>
                <text:p><text:s text:c="4"/>Continuous Learning: The tech industry's dynamic nature ensures that CIS professionals must continuously learn and stay updated, making it an ideal choice for lifelong learners.</text:p>
              </text:list-item>
              <text:list-item>
                <text:p/>
              </text:list-item>
              <text:list-item>
                <text:p>Ultimately, choosing a CIS major is a rewarding decision for those with a passion for technology and a desire for a dynamic, well-compensated, and impactful career. However, it's essential to assess your personal interests, strengths, and long-term goals to ensure that CIS aligns with your aspirations and value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2">THE END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4T14:44:49.527973632</meta:creation-date>
    <dc:date>2023-10-04T14:52:47.777268413</dc:date>
    <meta:editing-duration>PT8M2S</meta:editing-duration>
    <meta:editing-cycles>1</meta:editing-cycles>
    <meta:document-statistic meta:object-count="41"/>
    <meta:generator>LibreOffice/7.3.7.2$Linux_X86_64 LibreOffice_project/30$Build-2</meta:generator>
  </office:meta>
</office:document-meta>
</file>